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Mono1" svg:font-family="'Noto Mono'" style:font-pitch="fixed"/>
    <style:font-face style:name="Liberation Sans1" svg:font-family="'Liberation Sans'" style:font-pitch="variable"/>
    <style:font-face style:name="Noto Mono" svg:font-family="'Noto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746cm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497cm"/>
    </style:style>
    <style:style style:name="gr4" style:family="graphic" style:parent-style-name="standard">
      <style:graphic-properties draw:textarea-horizontal-align="justify" draw:textarea-vertical-align="middle" draw:auto-grow-height="false" fo:min-height="2.15cm" fo:min-width="3.3cm"/>
    </style:style>
    <style:style style:name="gr5" style:family="graphic" style:parent-style-name="standard">
      <style:graphic-properties draw:textarea-horizontal-align="justify" draw:textarea-vertical-align="middle" draw:auto-grow-height="false" fo:min-height="2.15cm" fo:min-width="5.1cm"/>
    </style:style>
    <style:style style:name="gr6" style:family="graphic" style:parent-style-name="standard">
      <style:graphic-properties draw:textarea-horizontal-align="justify" draw:textarea-vertical-align="middle" draw:auto-grow-height="false" fo:min-height="2.25cm" fo:min-width="3.9cm"/>
    </style:style>
    <style:style style:name="gr7" style:family="graphic" style:parent-style-name="standard">
      <style:graphic-properties draw:textarea-horizontal-align="justify" draw:textarea-vertical-align="middle" draw:auto-grow-height="false" fo:min-height="1.65cm" fo:min-width="3.9cm"/>
    </style:style>
    <style:style style:name="gr8" style:family="graphic" style:parent-style-name="standard">
      <style:graphic-properties draw:textarea-horizontal-align="justify" draw:textarea-vertical-align="middle" draw:auto-grow-height="false" fo:min-height="3.65cm" fo:min-width="5.3cm"/>
    </style:style>
    <style:style style:name="gr9" style:family="graphic" style:parent-style-name="standard">
      <style:graphic-properties draw:textarea-horizontal-align="justify" draw:textarea-vertical-align="middle" draw:auto-grow-height="false" fo:min-height="1.65cm" fo:min-width="1.5cm"/>
    </style:style>
    <style:style style:name="gr10" style:family="graphic" style:parent-style-name="standard">
      <style:graphic-properties draw:textarea-horizontal-align="justify" draw:textarea-vertical-align="middle" draw:auto-grow-height="false" fo:min-height="2.75cm" fo:min-width="4cm"/>
    </style:style>
    <style:style style:name="gr11" style:family="graphic" style:parent-style-name="standard">
      <style:graphic-properties draw:textarea-horizontal-align="justify" draw:textarea-vertical-align="middle" draw:auto-grow-height="false" fo:min-height="1.55cm" fo:min-width="6cm"/>
    </style:style>
    <style:style style:name="gr12" style:family="graphic" style:parent-style-name="standard">
      <style:graphic-properties draw:textarea-horizontal-align="justify" draw:textarea-vertical-align="middle" draw:auto-grow-height="false" fo:min-height="3.35cm" fo:min-width="6.1cm"/>
    </style:style>
    <style:style style:name="gr13" style:family="graphic" style:parent-style-name="standard">
      <style:graphic-properties draw:textarea-horizontal-align="justify" draw:textarea-vertical-align="middle" draw:auto-grow-height="false" fo:min-height="1.65cm" fo:min-width="6.1cm"/>
    </style:style>
    <style:style style:name="gr14" style:family="graphic" style:parent-style-name="standard">
      <style:graphic-properties draw:textarea-horizontal-align="justify" draw:textarea-vertical-align="middle" draw:auto-grow-height="false" fo:min-height="0.85cm" fo:min-width="2.5cm"/>
    </style:style>
    <style:style style:name="gr15" style:family="graphic" style:parent-style-name="standard">
      <style:graphic-properties draw:stroke="none" svg:stroke-color="#000000" draw:fill="none" draw:fill-color="#ffffff" fo:min-height="1.75cm"/>
    </style:style>
    <style:style style:name="gr16" style:family="graphic" style:parent-style-name="standard">
      <style:graphic-properties draw:textarea-horizontal-align="justify" draw:textarea-vertical-align="middle" draw:auto-grow-height="false" fo:min-height="2.85cm" fo:min-width="3.1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style:font-name="Noto Mono1"/>
    </style:style>
    <style:style style:name="P3" style:family="paragraph">
      <style:paragraph-properties fo:text-align="start"/>
    </style:style>
    <style:style style:name="P4" style:family="paragraph">
      <loext:graphic-properties draw:fill="none" draw:fill-color="#ffffff"/>
      <style:paragraph-properties fo:text-align="start"/>
      <style:text-properties style:font-name="Noto Mono1"/>
    </style:style>
    <style:style style:name="P5" style:family="paragraph">
      <loext:graphic-properties draw:fill="none" draw:fill-color="#ffffff"/>
      <style:paragraph-properties fo:text-align="start"/>
      <style:text-properties style:font-name="Noto Mono1" fo:font-size="18pt" style:font-size-asian="18pt" style:font-size-complex="18pt"/>
    </style:style>
    <style:style style:name="P6" style:family="paragraph">
      <loext:graphic-properties draw:fill="none" draw:fill-color="#ffffff"/>
      <style:paragraph-properties fo:text-align="center"/>
      <style:text-properties style:font-name="Noto Mono1" style:text-underline-style="none" fo:font-weight="bold" style:font-weight-asian="bold" style:font-weight-complex="bold"/>
    </style:style>
    <style:style style:name="T1" style:family="text">
      <style:text-properties style:font-name="Noto Mono1"/>
    </style:style>
    <style:style style:name="T2" style:family="text">
      <style:text-properties style:font-name="Noto Mono1" fo:font-size="18pt" style:font-size-asian="18pt" style:font-size-complex="18pt"/>
    </style:style>
    <style:style style:name="T3" style:family="text">
      <style:text-properties style:font-name="Noto Mono1" fo:font-size="12pt" style:font-size-asian="12pt" style:font-size-complex="12pt"/>
    </style:style>
    <style:style style:name="T4" style:family="text">
      <style:text-properties style:font-name="Noto Mono1" style:text-underline-style="none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xml:id="id1" draw:id="id1" draw:layer="layout" svg:width="3cm" svg:height="0.996cm" svg:x="14.3cm" svg:y="2.604cm">
          <draw:text-box>
            <text:p text:style-name="P1"><text:span text:style-name="T1">Root</text:span></text:p>
          </draw:text-box>
        </draw:frame>
        <draw:frame draw:style-name="gr1" draw:text-style-name="P4" xml:id="id3" draw:id="id3" draw:layer="layout" svg:width="4cm" svg:height="0.996cm" svg:x="7.1cm" svg:y="4.604cm">
          <draw:text-box>
            <text:p text:style-name="P3"><text:span text:style-name="T1">BoardPage</text:span></text:p>
          </draw:text-box>
        </draw:frame>
        <draw:frame draw:style-name="gr1" draw:text-style-name="P5" xml:id="id2" draw:id="id2" draw:layer="layout" svg:width="4cm" svg:height="0.996cm" svg:x="13.8cm" svg:y="4.604cm">
          <draw:text-box>
            <text:p text:style-name="P3"><text:span text:style-name="T2">DiffPage</text:span></text:p>
          </draw:text-box>
        </draw:frame>
        <draw:frame draw:style-name="gr1" draw:text-style-name="P4" xml:id="id4" draw:id="id4" draw:layer="layout" svg:width="4cm" svg:height="0.996cm" svg:x="19.9cm" svg:y="4.6cm">
          <draw:text-box>
            <text:p text:style-name="P3"><text:span text:style-name="T1">UsersPage</text:span></text:p>
          </draw:text-box>
        </draw:frame>
        <draw:connector draw:style-name="gr2" draw:text-style-name="P1" xml:id="id5" draw:id="id5" draw:layer="layout" svg:x1="15.8cm" svg:y1="3.6cm" svg:x2="15.8cm" svg:y2="4.604cm" draw:start-shape="id1" draw:start-glue-point="2" draw:end-shape="id2" svg:d="M15800 3600v1004" svg:viewBox="0 0 1 1005">
          <text:p/>
        </draw:connector>
        <draw:connector draw:style-name="gr2" draw:text-style-name="P1" draw:layer="layout" svg:x1="9.1cm" svg:y1="4.604cm" svg:x2="21.9cm" svg:y2="4.6cm" draw:start-shape="id3" draw:start-glue-point="0" draw:end-shape="id4" draw:end-glue-point="0" svg:d="M9100 4604v-504h12800v500" svg:viewBox="0 0 12801 505">
          <text:p/>
        </draw:connector>
        <draw:connector draw:style-name="gr2" draw:text-style-name="P1" draw:layer="layout" draw:line-skew="1.001cm" svg:x1="15.8cm" svg:y1="4.102cm" svg:x2="21.9cm" svg:y2="4.6cm" draw:start-shape="id5" draw:start-glue-point="0" draw:end-shape="id4" draw:end-glue-point="0" svg:d="M15800 4102v-2h6100v500" svg:viewBox="0 0 6101 501">
          <text:p/>
        </draw:connector>
        <draw:frame draw:style-name="gr1" draw:text-style-name="P2" xml:id="id7" draw:id="id7" draw:layer="layout" svg:width="3cm" svg:height="0.996cm" svg:x="6.1cm" svg:y="8.1cm">
          <draw:text-box>
            <text:p text:style-name="P3"><text:span text:style-name="T1">Board</text:span></text:p>
          </draw:text-box>
        </draw:frame>
        <draw:frame draw:style-name="gr3" draw:text-style-name="P4" xml:id="id6" draw:id="id6" draw:layer="layout" svg:width="4cm" svg:height="0.747cm" svg:x="7.1cm" svg:y="5.553cm">
          <draw:text-box>
            <text:p text:style-name="P3"><text:span text:style-name="T3">Board Board</text:span></text:p>
          </draw:text-box>
        </draw:frame>
        <draw:frame draw:style-name="gr3" draw:text-style-name="P4" xml:id="id8" draw:id="id8" draw:layer="layout" svg:width="5.6cm" svg:height="0.747cm" svg:x="7.1cm" svg:y="6.2cm">
          <draw:text-box>
            <text:p text:style-name="P3"><text:span text:style-name="T3">Threads []ThreadPage</text:span></text:p>
          </draw:text-box>
        </draw:frame>
        <draw:frame draw:style-name="gr3" draw:text-style-name="P4" draw:layer="layout" svg:width="4cm" svg:height="0.747cm" svg:x="6.1cm" svg:y="9.054cm">
          <draw:text-box>
            <text:p text:style-name="P3"><text:span text:style-name="T3">Data []byte</text:span></text:p>
          </draw:text-box>
        </draw:frame>
        <draw:frame draw:style-name="gr3" draw:text-style-name="P4" draw:layer="layout" svg:width="4cm" svg:height="0.747cm" svg:x="6.1cm" svg:y="9.755cm">
          <draw:text-box>
            <text:p text:style-name="P3"><text:span text:style-name="T3">Created int64</text:span></text:p>
          </draw:text-box>
        </draw:frame>
        <draw:custom-shape draw:style-name="gr4" draw:text-style-name="P1" draw:layer="layout" svg:width="3.8cm" svg:height="2.4cm" svg:x="6.1cm" svg:y="8.1cm">
          <text:p/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7.1cm" svg:y1="5.926cm" svg:x2="6.1cm" svg:y2="8.598cm" draw:start-shape="id6" draw:start-glue-point="3" draw:end-shape="id7" svg:d="M7100 5926h-1500v2672h500" svg:viewBox="0 0 1501 2673">
          <text:p/>
        </draw:connector>
        <draw:custom-shape draw:style-name="gr5" draw:text-style-name="P1" draw:layer="layout" svg:width="5.6cm" svg:height="2.4cm" svg:x="7.1cm" svg:y="4.6cm">
          <text:p/>
          <draw:enhanced-geometry svg:viewBox="0 0 21600 21600" draw:type="rectangle" draw:enhanced-path="M 0 0 L 21600 0 21600 21600 0 21600 0 0 Z N"/>
        </draw:custom-shape>
        <draw:frame draw:style-name="gr1" draw:text-style-name="P4" draw:layer="layout" svg:width="4.4cm" svg:height="0.996cm" svg:x="6.6cm" svg:y="11.6cm">
          <draw:text-box>
            <text:p text:style-name="P3"><text:span text:style-name="T1">ThreadPage</text:span></text:p>
          </draw:text-box>
        </draw:frame>
        <draw:frame draw:style-name="gr3" draw:text-style-name="P4" xml:id="id12" draw:id="id12" draw:layer="layout" svg:width="4cm" svg:height="0.747cm" svg:x="6.6cm" svg:y="12.556cm">
          <draw:text-box>
            <text:p text:style-name="P3"><text:span text:style-name="T3">Thread Thread</text:span></text:p>
          </draw:text-box>
        </draw:frame>
        <draw:frame draw:style-name="gr3" draw:text-style-name="P4" xml:id="id14" draw:id="id14" draw:layer="layout" svg:width="4cm" svg:height="0.747cm" svg:x="6.6cm" svg:y="13.257cm">
          <draw:text-box>
            <text:p text:style-name="P3"><text:span text:style-name="T3">Posts []Post</text:span></text:p>
          </draw:text-box>
        </draw:frame>
        <draw:custom-shape draw:style-name="gr6" draw:text-style-name="P1" xml:id="id11" draw:id="id11" draw:layer="layout" svg:width="4.4cm" svg:height="2.5cm" svg:x="6.6cm" svg:y="11.6cm">
          <text:p/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line-skew="0cm -1.423cm" svg:x1="7.1cm" svg:y1="6.573cm" svg:x2="11.55cm" svg:y2="11.099cm" draw:start-shape="id8" draw:start-glue-point="3" draw:end-shape="id9" draw:end-glue-point="0" svg:d="M7100 6573h-500v1027h4950v3499" svg:viewBox="0 0 4951 4527">
          <text:p/>
        </draw:connector>
        <draw:frame draw:style-name="gr1" draw:text-style-name="P4" xml:id="id10" draw:id="id10" draw:layer="layout" svg:width="4.4cm" svg:height="0.996cm" svg:x="12.1cm" svg:y="11.6cm">
          <draw:text-box>
            <text:p text:style-name="P3"><text:span text:style-name="T1">ThreadPage</text:span></text:p>
          </draw:text-box>
        </draw:frame>
        <draw:frame draw:style-name="gr3" draw:text-style-name="P4" draw:layer="layout" svg:width="4cm" svg:height="0.747cm" svg:x="12.1cm" svg:y="12.557cm">
          <draw:text-box>
            <text:p text:style-name="P3"><text:span text:style-name="T3">...</text:span></text:p>
          </draw:text-box>
        </draw:frame>
        <draw:custom-shape draw:style-name="gr7" draw:text-style-name="P1" draw:layer="layout" svg:width="4.4cm" svg:height="1.9cm" svg:x="12.1cm" svg:y="11.6cm">
          <text:p/>
          <draw:enhanced-geometry svg:viewBox="0 0 21600 21600" draw:type="rectangle" draw:enhanced-path="M 0 0 L 21600 0 21600 21600 0 21600 0 0 Z N"/>
        </draw:custom-shape>
        <draw:connector draw:style-name="gr2" draw:text-style-name="P1" xml:id="id9" draw:id="id9" draw:layer="layout" svg:x1="14.3cm" svg:y1="11.6cm" svg:x2="8.8cm" svg:y2="11.6cm" draw:start-shape="id10" draw:end-shape="id11" draw:end-glue-point="0" svg:d="M14300 11600v-501h-5500v501" svg:viewBox="0 0 5501 502">
          <text:p/>
        </draw:connector>
        <draw:frame draw:style-name="gr1" draw:text-style-name="P4" xml:id="id13" draw:id="id13" draw:layer="layout" svg:width="4.4cm" svg:height="0.996cm" svg:x="7.1cm" svg:y="15.6cm">
          <draw:text-box>
            <text:p text:style-name="P3"><text:span text:style-name="T1">Thread</text:span></text:p>
          </draw:text-box>
        </draw:frame>
        <draw:frame draw:style-name="gr3" draw:text-style-name="P4" draw:layer="layout" svg:width="4cm" svg:height="0.747cm" svg:x="7.1cm" svg:y="16.558cm">
          <draw:text-box>
            <text:p text:style-name="P3"><text:span text:style-name="T3">Data []byte</text:span></text:p>
          </draw:text-box>
        </draw:frame>
        <draw:frame draw:style-name="gr3" draw:text-style-name="P4" draw:layer="layout" svg:width="4cm" svg:height="0.747cm" svg:x="7.1cm" svg:y="17.259cm">
          <draw:text-box>
            <text:p text:style-name="P3"><text:span text:style-name="T3">Created int64</text:span></text:p>
          </draw:text-box>
        </draw:frame>
        <draw:frame draw:style-name="gr3" draw:text-style-name="P4" draw:layer="layout" svg:width="6cm" svg:height="0.747cm" svg:x="7.1cm" svg:y="17.96cm">
          <draw:text-box>
            <text:p text:style-name="P3"><text:span text:style-name="T3">Creator cipher.PubKey</text:span></text:p>
          </draw:text-box>
        </draw:frame>
        <draw:frame draw:style-name="gr3" draw:text-style-name="P4" draw:layer="layout" svg:width="6cm" svg:height="0.747cm" svg:x="7.1cm" svg:y="18.661cm">
          <draw:text-box>
            <text:p text:style-name="P3"><text:span text:style-name="T3">Sig cipher.Sig</text:span></text:p>
          </draw:text-box>
        </draw:frame>
        <draw:custom-shape draw:style-name="gr8" draw:text-style-name="P1" draw:layer="layout" svg:width="5.8cm" svg:height="3.9cm" svg:x="7.1cm" svg:y="15.6cm">
          <text:p/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line-skew="-0.5cm" svg:x1="6.6cm" svg:y1="12.929cm" svg:x2="7.1cm" svg:y2="16.098cm" draw:start-shape="id12" draw:end-shape="id13" draw:end-glue-point="3" svg:d="M6600 12929h-1000v3169h1500" svg:viewBox="0 0 1501 3170">
          <text:p/>
        </draw:connector>
        <draw:frame draw:style-name="gr1" draw:text-style-name="P4" xml:id="id15" draw:id="id15" draw:layer="layout" svg:width="2.1cm" svg:height="0.996cm" svg:x="13.7cm" svg:y="16.6cm">
          <draw:text-box>
            <text:p text:style-name="P3"><text:span text:style-name="T1">Post</text:span></text:p>
          </draw:text-box>
        </draw:frame>
        <draw:frame draw:style-name="gr3" draw:text-style-name="P4" draw:layer="layout" svg:width="4cm" svg:height="0.747cm" svg:x="13.7cm" svg:y="17.558cm">
          <draw:text-box>
            <text:p text:style-name="P3"><text:span text:style-name="T3">Data []byte</text:span></text:p>
          </draw:text-box>
        </draw:frame>
        <draw:frame draw:style-name="gr3" draw:text-style-name="P4" draw:layer="layout" svg:width="4cm" svg:height="0.747cm" svg:x="13.7cm" svg:y="18.259cm">
          <draw:text-box>
            <text:p text:style-name="P3"><text:span text:style-name="T3">Created int64</text:span></text:p>
          </draw:text-box>
        </draw:frame>
        <draw:frame draw:style-name="gr3" draw:text-style-name="P4" draw:layer="layout" svg:width="6cm" svg:height="0.747cm" svg:x="13.7cm" svg:y="18.96cm">
          <draw:text-box>
            <text:p text:style-name="P3"><text:span text:style-name="T3">Creator cipher.PubKey</text:span></text:p>
          </draw:text-box>
        </draw:frame>
        <draw:frame draw:style-name="gr3" draw:text-style-name="P4" draw:layer="layout" svg:width="6cm" svg:height="0.747cm" svg:x="13.7cm" svg:y="19.661cm">
          <draw:text-box>
            <text:p text:style-name="P3"><text:span text:style-name="T3">Sig cipher.Sig</text:span></text:p>
          </draw:text-box>
        </draw:frame>
        <draw:custom-shape draw:style-name="gr8" draw:text-style-name="P1" draw:layer="layout" svg:width="5.8cm" svg:height="3.9cm" svg:x="13.7cm" svg:y="16.6cm">
          <text:p/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line-skew="0cm -0.402cm" svg:x1="6.6cm" svg:y1="13.63cm" svg:x2="14.75cm" svg:y2="16.6cm" draw:start-shape="id14" draw:start-glue-point="3" draw:end-shape="id15" draw:end-glue-point="0" svg:d="M6600 13630h-500v1270h8650v1700" svg:viewBox="0 0 8651 2971">
          <text:p/>
        </draw:connector>
        <draw:frame draw:style-name="gr1" draw:text-style-name="P4" draw:layer="layout" svg:width="2.1cm" svg:height="0.996cm" svg:x="20.1cm" svg:y="16.6cm">
          <draw:text-box>
            <text:p text:style-name="P3"><text:span text:style-name="T1">Post</text:span></text:p>
          </draw:text-box>
        </draw:frame>
        <draw:frame draw:style-name="gr3" draw:text-style-name="P4" draw:layer="layout" svg:width="4cm" svg:height="0.747cm" svg:x="20.1cm" svg:y="17.658cm">
          <draw:text-box>
            <text:p text:style-name="P3"><text:span text:style-name="T3">...</text:span></text:p>
          </draw:text-box>
        </draw:frame>
        <draw:custom-shape draw:style-name="gr9" draw:text-style-name="P1" xml:id="id16" draw:id="id16" draw:layer="layout" svg:width="2cm" svg:height="1.9cm" svg:x="20.1cm" svg:y="16.6cm">
          <text:p/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line-skew="-1.199cm" svg:x1="21.1cm" svg:y1="16.6cm" svg:x2="14.75cm" svg:y2="16.6cm" draw:start-shape="id16" draw:start-glue-point="0" draw:end-shape="id15" draw:end-glue-point="0" svg:d="M21100 16600v-1700h-6350v1700" svg:viewBox="0 0 6351 1701">
          <text:p/>
        </draw:connector>
        <draw:frame draw:style-name="gr3" draw:text-style-name="P4" draw:layer="layout" svg:width="4.6cm" svg:height="0.747cm" svg:x="13.8cm" svg:y="5.553cm">
          <draw:text-box>
            <text:p text:style-name="P3"><text:span text:style-name="T3">Threads []Thread</text:span></text:p>
          </draw:text-box>
        </draw:frame>
        <draw:frame draw:style-name="gr3" draw:text-style-name="P4" draw:layer="layout" svg:width="4.6cm" svg:height="0.747cm" svg:x="13.8cm" svg:y="6.154cm">
          <draw:text-box>
            <text:p text:style-name="P3"><text:span text:style-name="T3">Posts []Post</text:span></text:p>
          </draw:text-box>
        </draw:frame>
        <draw:frame draw:style-name="gr3" draw:text-style-name="P4" draw:layer="layout" svg:width="4.6cm" svg:height="0.747cm" svg:x="13.8cm" svg:y="6.755cm">
          <draw:text-box>
            <text:p text:style-name="P3"><text:span text:style-name="T3">Votes []Vote</text:span></text:p>
          </draw:text-box>
        </draw:frame>
        <draw:frame draw:style-name="gr3" draw:text-style-name="P4" xml:id="id17" draw:id="id17" draw:layer="layout" svg:width="6.6cm" svg:height="0.747cm" svg:x="19.9cm" svg:y="5.554cm">
          <draw:text-box>
            <text:p text:style-name="P3"><text:span text:style-name="T3">Users []UserActivityPage</text:span></text:p>
          </draw:text-box>
        </draw:frame>
        <draw:custom-shape draw:style-name="gr10" draw:text-style-name="P1" draw:layer="layout" svg:width="4.5cm" svg:height="3cm" svg:x="13.8cm" svg:y="4.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6.5cm" svg:height="1.8cm" svg:x="19.9cm" svg:y="4.6cm">
          <text:p/>
          <draw:enhanced-geometry svg:viewBox="0 0 21600 21600" draw:type="rectangle" draw:enhanced-path="M 0 0 L 21600 0 21600 21600 0 21600 0 0 Z N"/>
        </draw:custom-shape>
        <draw:frame draw:style-name="gr1" draw:text-style-name="P4" xml:id="id18" draw:id="id18" draw:layer="layout" svg:width="6.6cm" svg:height="0.996cm" svg:x="20.4cm" svg:y="7.1cm">
          <draw:text-box>
            <text:p text:style-name="P3"><text:span text:style-name="T1">UserActivityPage</text:span></text:p>
          </draw:text-box>
        </draw:frame>
        <draw:frame draw:style-name="gr3" draw:text-style-name="P4" draw:layer="layout" svg:width="5.6cm" svg:height="0.747cm" svg:x="20.4cm" svg:y="8.054cm">
          <draw:text-box>
            <text:p text:style-name="P3"><text:span text:style-name="T3">PubKey cipher.PubKey</text:span></text:p>
          </draw:text-box>
        </draw:frame>
        <draw:frame draw:style-name="gr3" draw:text-style-name="P4" draw:layer="layout" svg:width="5.4cm" svg:height="0.747cm" svg:x="20.4cm" svg:y="8.655cm">
          <draw:text-box>
            <text:p text:style-name="P3"><text:span text:style-name="T3">Votes []Vote</text:span></text:p>
          </draw:text-box>
        </draw:frame>
        <draw:frame draw:style-name="gr3" draw:text-style-name="P4" draw:layer="layout" svg:width="4.6cm" svg:height="0.747cm" svg:x="20.4cm" svg:y="9.256cm">
          <draw:text-box>
            <text:p text:style-name="P3"><text:span text:style-name="T3">Threads []Thread</text:span></text:p>
          </draw:text-box>
        </draw:frame>
        <draw:frame draw:style-name="gr3" draw:text-style-name="P4" draw:layer="layout" svg:width="4.6cm" svg:height="0.747cm" svg:x="20.4cm" svg:y="9.857cm">
          <draw:text-box>
            <text:p text:style-name="P3"><text:span text:style-name="T3">Posts []Post</text:span></text:p>
          </draw:text-box>
        </draw:frame>
        <draw:custom-shape draw:style-name="gr12" draw:text-style-name="P1" draw:layer="layout" svg:width="6.6cm" svg:height="3.6cm" svg:x="20.4cm" svg:y="7.1cm">
          <text:p/>
          <draw:enhanced-geometry svg:viewBox="0 0 21600 21600" draw:type="rectangle" draw:enhanced-path="M 0 0 L 21600 0 21600 21600 0 21600 0 0 Z N"/>
        </draw:custom-shape>
        <draw:frame draw:style-name="gr1" draw:text-style-name="P4" xml:id="id19" draw:id="id19" draw:layer="layout" svg:width="6.6cm" svg:height="0.996cm" svg:x="20.4cm" svg:y="11.4cm">
          <draw:text-box>
            <text:p text:style-name="P3"><text:span text:style-name="T1">UserActivityPage</text:span></text:p>
          </draw:text-box>
        </draw:frame>
        <draw:frame draw:style-name="gr3" draw:text-style-name="P4" draw:layer="layout" svg:width="4cm" svg:height="0.747cm" svg:x="20.4cm" svg:y="12.358cm">
          <draw:text-box>
            <text:p text:style-name="P3"><text:span text:style-name="T3">...</text:span></text:p>
          </draw:text-box>
        </draw:frame>
        <draw:custom-shape draw:style-name="gr13" draw:text-style-name="P1" draw:layer="layout" svg:width="6.6cm" svg:height="1.9cm" svg:x="20.4cm" svg:y="11.4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3cm" svg:height="1.1cm" svg:x="14.3cm" svg:y="2.5cm">
          <text:p/>
          <draw:enhanced-geometry svg:viewBox="0 0 21600 21600" draw:type="rectangle" draw:enhanced-path="M 0 0 L 21600 0 21600 21600 0 21600 0 0 Z N"/>
        </draw:custom-shape>
        <draw:frame draw:style-name="gr15" draw:text-style-name="P6" draw:layer="layout" svg:width="8cm" svg:height="2cm" svg:x="1cm" svg:y="1cm">
          <draw:text-box>
            <text:p text:style-name="P1"><text:span text:style-name="T4">Skycoin BBS v0.2</text:span></text:p>
            <text:p text:style-name="P1"><text:span text:style-name="T4">CXO Datastructure</text:span></text:p>
          </draw:text-box>
        </draw:frame>
        <draw:connector draw:style-name="gr2" draw:text-style-name="P1" draw:layer="layout" svg:x1="19.9cm" svg:y1="5.927cm" svg:x2="20.4cm" svg:y2="7.598cm" draw:start-shape="id17" draw:start-glue-point="3" draw:end-shape="id18" svg:d="M19900 5927h-500v1671h1000" svg:viewBox="0 0 1001 1672">
          <text:p/>
        </draw:connector>
        <draw:connector draw:style-name="gr2" draw:text-style-name="P1" draw:layer="layout" draw:line-skew="-0.5cm" svg:x1="20.4cm" svg:y1="11.898cm" svg:x2="20.4cm" svg:y2="7.598cm" draw:start-shape="id19" draw:start-glue-point="3" draw:end-shape="id18" draw:end-glue-point="3" svg:d="M20400 11898h-1000v-4300h1000" svg:viewBox="0 0 1001 4301">
          <text:p/>
        </draw:connector>
        <draw:frame draw:style-name="gr1" draw:text-style-name="P4" xml:id="id20" draw:id="id20" draw:layer="layout" svg:width="3.6cm" svg:height="0.996cm" svg:x="1cm" svg:y="4.604cm">
          <draw:text-box>
            <text:p text:style-name="P3"><text:span text:style-name="T1">RootPage</text:span></text:p>
          </draw:text-box>
        </draw:frame>
        <draw:frame draw:style-name="gr3" draw:text-style-name="P4" draw:layer="layout" svg:width="4cm" svg:height="0.747cm" svg:x="1cm" svg:y="5.553cm">
          <draw:text-box>
            <text:p text:style-name="P3"><text:span text:style-name="T3">Typ string</text:span></text:p>
          </draw:text-box>
        </draw:frame>
        <draw:frame draw:style-name="gr3" draw:text-style-name="P4" draw:layer="layout" svg:width="3.4cm" svg:height="0.747cm" svg:x="1cm" svg:y="6.2cm">
          <draw:text-box>
            <text:p text:style-name="P3"><text:span text:style-name="T3">Rev uint64</text:span></text:p>
          </draw:text-box>
        </draw:frame>
        <draw:custom-shape draw:style-name="gr16" draw:text-style-name="P1" draw:layer="layout" svg:width="3.6cm" svg:height="3.1cm" svg:x="1cm" svg:y="4.6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3.5cm" svg:height="0.747cm" svg:x="1cm" svg:y="6.901cm">
          <draw:text-box>
            <text:p text:style-name="P3"><text:span text:style-name="T3">Del bool</text:span></text:p>
          </draw:text-box>
        </draw:frame>
        <draw:connector draw:style-name="gr2" draw:text-style-name="P1" draw:layer="layout" svg:x1="2.8cm" svg:y1="4.604cm" svg:x2="9.1cm" svg:y2="4.604cm" draw:start-shape="id20" draw:start-glue-point="0" draw:end-shape="id3" draw:end-glue-point="0" svg:d="M2800 4604v-500h6300v500" svg:viewBox="0 0 6301 5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Mono1" svg:font-family="'Noto Mono'" style:font-pitch="fixed"/>
    <style:font-face style:name="Liberation Sans1" svg:font-family="'Liberation Sans'" style:font-pitch="variable"/>
    <style:font-face style:name="Noto Mono" svg:font-family="'Noto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N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none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26T18:59:08.124496237</meta:creation-date>
    <dc:date>2017-08-31T11:35:12.127255543</dc:date>
    <meta:editing-duration>PT1H10M1S</meta:editing-duration>
    <meta:editing-cycles>12</meta:editing-cycles>
    <meta:generator>LibreOffice/5.1.6.2$Linux_X86_64 LibreOffice_project/10m0$Build-2</meta:generator>
    <meta:document-statistic meta:object-count="67"/>
  </office:meta>
</office:document-meta>
</file>